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/>
    <style:font-face style:name="Liberation Serif" svg:font-family="'Liberation Serif'"/>
    <style:font-face style:name="Liberation Sans1" svg:font-family="'Liberation Sans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0.72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://www.farnell.com/datasheets/2057211.pdf" xlink:type="simple"/>
        <loext:hyperlink xlink:href="http://www.farnell.com/datasheets/2057211.pdf" xlink:type="simple"/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58" table:default-cell-style-name="Default"/>
        <table:table-row table:style-name="ro1">
          <table:table-cell table:style-name="ce1" office:value-type="string" calcext:value-type="string">
            <text:p>Part Nmb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Producer Part No</text:p>
          </table:table-cell>
          <table:table-cell table:style-name="ce1" office:value-type="string" calcext:value-type="string">
            <text:p>Farnell Part</text:p>
          </table:table-cell>
          <table:table-cell table:style-name="ce1" office:value-type="string" calcext:value-type="string">
            <text:p>Description</text:p>
          </table:table-cell>
          <table:table-cell table:number-columns-repeated="5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RCW080522K0FKEA</text:p>
          </table:table-cell>
          <table:table-cell table:style-name="ce5" office:value-type="string" calcext:value-type="string">
            <text:p><text:a xlink:href="https://nl.farnell.com/vishay/crcw080522k0fkea/res-22k-1-0-125w-0805-thick-film/dp/1469896?st=CRCW080522K0FKEA" xlink:type="simple">1469896</text:a></text:p>
          </table:table-cell>
          <table:table-cell office:value-type="string" calcext:value-type="string">
            <text:p>smd resisitor</text:p>
          </table:table-cell>
          <table:table-cell table:number-columns-repeated="5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MCWR08X8201FTL</text:p>
          </table:table-cell>
          <table:table-cell table:style-name="ce6" office:value-type="string" calcext:value-type="string">
            <text:p><text:a xlink:href="https://nl.farnell.com/multicomp/mcwr08x8201ftl/res-8k2-1-0-125w-thick-film/dp/2447732" xlink:type="simple">2447732</text:a></text:p>
          </table:table-cell>
          <table:table-cell office:value-type="string" calcext:value-type="string">
            <text:p>smd resisitor</text:p>
          </table:table-cell>
          <table:table-cell table:number-columns-repeated="5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12061K50FKEAHP</text:p>
          </table:table-cell>
          <table:table-cell table:style-name="ce6" office:value-type="string" calcext:value-type="string">
            <text:p><text:a xlink:href="http://www.farnell.com/datasheets/2618455.pdf" xlink:type="simple">1739015</text:a></text:p>
          </table:table-cell>
          <table:table-cell table:style-name="ce8" office:value-type="string" calcext:value-type="string">
            <text:p>smd resisitor</text:p>
          </table:table-cell>
          <table:table-cell table:number-columns-repeated="5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C920YC5-TR</text:p>
          </table:table-cell>
          <table:table-cell table:style-name="ce6" office:value-type="string" calcext:value-type="string">
            <text:p><text:a xlink:href="https://nl.farnell.com/microchip/mic920yc5-tr/opamp-80mhz-40-to-85deg-c/dp/2920854" xlink:type="simple">2920854</text:a></text:p>
          </table:table-cell>
          <table:table-cell office:value-type="string" calcext:value-type="string">
            <text:p>operational amplifier</text:p>
          </table:table-cell>
          <table:table-cell table:number-columns-repeated="5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PW 34 BS-Z</text:p>
          </table:table-cell>
          <table:table-cell table:style-name="ce5" office:value-type="string" calcext:value-type="string">
            <text:p><text:a xlink:href="http://www.farnell.com/datasheets/2711553.pdf" xlink:type="simple">2981619RL</text:a></text:p>
          </table:table-cell>
          <table:table-cell office:value-type="string" calcext:value-type="string">
            <text:p>photodiode</text:p>
          </table:table-cell>
          <table:table-cell table:number-columns-repeated="5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8055C105KAT2A</text:p>
          </table:table-cell>
          <table:table-cell table:style-name="ce5" office:value-type="string" calcext:value-type="string">
            <text:p><text:a xlink:href="http://www.farnell.com/datasheets/2237835.pdf" xlink:type="simple">2094043</text:a></text:p>
          </table:table-cell>
          <table:table-cell office:value-type="string" calcext:value-type="string">
            <text:p>1 µF 2012 cap buffer, not sure if 2 are needed copied from previous board</text:p>
          </table:table-cell>
          <table:table-cell table:number-columns-repeated="5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C0805B221K500CT</text:p>
          </table:table-cell>
          <table:table-cell table:style-name="ce6" office:value-type="string" calcext:value-type="string">
            <text:p><text:a xlink:href="https://nl.farnell.com/multicomp/mc0805b221k500ct/cap-220pf-50v-10-x7r-0805/dp/1759208" xlink:type="simple">1759208</text:a></text:p>
          </table:table-cell>
          <table:table-cell office:value-type="string" calcext:value-type="string">
            <text:p>220 pF 2012 cap used in opamp</text:p>
          </table:table-cell>
          <table:table-cell table:number-columns-repeated="5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200528-0040</text:p>
          </table:table-cell>
          <table:table-cell table:style-name="ce7" office:value-type="float" office:value="3500399" calcext:value-type="float">
            <text:p>3500399</text:p>
          </table:table-cell>
          <table:table-cell office:value-type="string" calcext:value-type="string">
            <text:p>photodiode connector</text:p>
          </table:table-cell>
          <table:table-cell table:number-columns-repeated="58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ripherals:</text:p>
          </table:table-cell>
          <table:table-cell table:number-columns-repeated="6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HR-3</text:p>
          </table:table-cell>
          <table:table-cell table:style-name="ce6" office:value-type="string" calcext:value-type="string">
            <text:p><text:a xlink:href="https://nl.farnell.com/jst-japan-solderless-terminals/phr-3/housing-3way-2mm/dp/3616198?MER=sy-me-pd-mi-acce" xlink:type="simple">3616198</text:a></text:p>
          </table:table-cell>
          <table:table-cell office:value-type="string" calcext:value-type="string">
            <text:p>receptable</text:p>
          </table:table-cell>
          <table:table-cell table:number-columns-repeated="5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01SPHSPH-26L150</text:p>
          </table:table-cell>
          <table:table-cell table:style-name="ce6" office:value-type="string" calcext:value-type="string">
            <text:p><text:a xlink:href="https://nl.farnell.com/jst-japan-solderless-terminals/01sphsph-26l150/lead-150mm-ph/dp/2065431?MER=sy-me-pd-mi-acce" xlink:type="simple">2065431</text:a></text:p>
          </table:table-cell>
          <table:table-cell office:value-type="string" calcext:value-type="string">
            <text:p>cable assembly</text:p>
          </table:table-cell>
          <table:table-cell table:number-columns-repeated="58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/>
    <style:font-face style:name="Liberation Serif" svg:font-family="'Liberation Serif'"/>
    <style:font-face style:name="Liberation Sans1" svg:font-family="'Liberation Sans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size-asian="11pt" style:font-name-complex="Liberation Sans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" style:font-family-complex="'Liberation Sans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" style:font-family-complex="'Liberation Sans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armans, Rik</meta:initial-creator>
    <dc:creator>Starmans, Rik</dc:creator>
    <meta:editing-cycles>10</meta:editing-cycles>
    <meta:creation-date>2019-07-17T17:29:54</meta:creation-date>
    <dc:date>2021-07-18T20:56:14</dc:date>
    <meta:editing-duration>PT5H28M</meta:editing-duration>
    <meta:generator>LibreOffice/7.1.4.2$Windows_x86 LibreOffice_project/a529a4fab45b75fefc5b6226684193eb000654f6</meta:generator>
    <meta:document-statistic meta:table-count="1" meta:cell-count="57" meta:object-count="0"/>
    <meta:user-defined meta:name="AppVersion">16.0300</meta:user-defined>
    <meta:user-defined meta:name="MSIP_Label_2ff753fd-faf2-4608-9b59-553f003adcdf_ActionId">079d838a-f215-45a0-952f-df0ab1dee8cd</meta:user-defined>
    <meta:user-defined meta:name="MSIP_Label_2ff753fd-faf2-4608-9b59-553f003adcdf_ContentBits">0</meta:user-defined>
    <meta:user-defined meta:name="MSIP_Label_2ff753fd-faf2-4608-9b59-553f003adcdf_Enabled">true</meta:user-defined>
    <meta:user-defined meta:name="MSIP_Label_2ff753fd-faf2-4608-9b59-553f003adcdf_Method" meta:value-type="string">Privileged</meta:user-defined>
    <meta:user-defined meta:name="MSIP_Label_2ff753fd-faf2-4608-9b59-553f003adcdf_Name" meta:value-type="string">2ff753fd-faf2-4608-9b59-553f003adcdf</meta:user-defined>
    <meta:user-defined meta:name="MSIP_Label_2ff753fd-faf2-4608-9b59-553f003adcdf_SetDate" meta:value-type="string">2021-07-18T20:56:11Z</meta:user-defined>
    <meta:user-defined meta:name="MSIP_Label_2ff753fd-faf2-4608-9b59-553f003adcdf_SiteId" meta:value-type="string">49618402-6ea3-441d-957d-7df8773fee54</meta:user-defined>
  </office:meta>
</office:document-meta>
</file>